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376945580682149531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740675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73872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742245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6875241558730940867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32731159241112379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16577292312581946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30331222500304320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448737177395993245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34498906328918000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29766217483750599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  <text:p text:style-name="P16"/>
      <text:p text:style-name="P17"><text:span text:style-name="T3">Wed April 17, 2019 </text:span>3 miles<text:span text:style-name="T3"> <text:s/></text:span></text:p>
      <text:p text:style-name="P16">I ran 3 miles out and back on hilly Limber Rd and averaged 10:57/mile.</text:p>
      <text:p text:style-name="P16"/>
      <text:p text:style-name="P16">Thurs April 18, 2019 <text:span text:style-name="T2">3 miles</text:span></text:p>
      <text:p text:style-name="P16">1/3 mile jog</text:p>
      <text:list xml:id="list186291939974650016" text:style-name="L9">
        <text:list-item>
          <text:list>
            <text:list-header>
              <text:p text:style-name="P52">2.33 miles on a 535 m hilly loop in Greendale Cemetery averaging 10:40/mile</text:p>
              <text:p text:style-name="P52">Sum of ascents on the 2.33 mile run: 160 feet </text:p>
              <text:p text:style-name="P52">1/3 mile jog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8T20:52:17.37</dc:date>
    <dc:creator>James  Lombardi</dc:creator>
    <meta:editing-duration>P8DT9H14M38S</meta:editing-duration>
    <meta:editing-cycles>752</meta:editing-cycles>
    <meta:generator>OpenOffice/4.1.2$Win32 OpenOffice.org_project/412m3$Build-9782</meta:generator>
    <meta:document-statistic meta:table-count="0" meta:image-count="0" meta:object-count="0" meta:page-count="29" meta:paragraph-count="764" meta:word-count="9616" meta:character-count="48164"/>
  </office:meta>
</office:document-meta>
</file>